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lbany" svg:font-family="Albany"/>
    <style:font-face style:name="OpenSymbol" svg:font-family="OpenSymbol"/>
    <style:font-face style:name="Times New Roman" svg:font-family="'Times New Roman'"/>
    <style:font-face style:name="Verdana" svg:font-family="Verdana"/>
    <style:font-face style:name="Times New Roman1"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style:style>
    <style:style style:name="P2" style:family="paragraph" style:parent-style-name="Text_20_body">
      <style:text-properties style:font-name="Times New Roman" fo:font-size="12pt" fo:font-weight="bold"/>
    </style:style>
    <style:style style:name="P3" style:family="paragraph" style:parent-style-name="Text_20_body">
      <style:text-properties fo:font-weight="bold"/>
    </style:style>
    <style:style style:name="P4" style:family="paragraph" style:parent-style-name="Text_20_body">
      <style:text-properties style:font-name="Times New Roman" fo:font-size="12pt" fo:font-weight="bold"/>
    </style:style>
    <style:style style:name="P5" style:family="paragraph" style:parent-style-name="Text_20_body">
      <style:text-properties style:font-name="Times New Roman" fo:font-size="12pt" officeooo:rsid="00053b17" officeooo:paragraph-rsid="00053b17"/>
    </style:style>
    <style:style style:name="P6" style:family="paragraph" style:parent-style-name="Text_20_body">
      <style:text-properties style:font-name="Times New Roman" fo:font-size="12pt" officeooo:rsid="00064a82" officeooo:paragraph-rsid="00064a82"/>
    </style:style>
    <style:style style:name="P7" style:family="paragraph" style:parent-style-name="Text_20_body" style:list-style-name="L2">
      <style:text-properties officeooo:paragraph-rsid="00079a81"/>
    </style:style>
    <style:style style:name="P8" style:family="paragraph" style:parent-style-name="Text_20_body" style:list-style-name="L2">
      <style:text-properties style:font-name="Times New Roman1" fo:font-size="12pt" style:font-size-asian="12pt" style:font-size-complex="12pt"/>
    </style:style>
    <style:style style:name="T1" style:family="text">
      <style:text-properties officeooo:rsid="000638e1"/>
    </style:style>
    <style:style style:name="T2" style:family="text">
      <style:text-properties officeooo:rsid="00066ea1"/>
    </style:style>
    <style:style style:name="T3" style:family="text">
      <style:text-properties style:font-name="Times New Roman1" fo:font-size="12pt" officeooo:rsid="00066ea1" style:font-size-asian="12pt" style:font-size-complex="12pt"/>
    </style:style>
    <style:style style:name="T4" style:family="text">
      <style:text-properties officeooo:rsid="00092247"/>
    </style:style>
    <style:style style:name="T5" style:family="text">
      <style:text-properties officeooo:rsid="000aa4dc"/>
    </style:style>
    <text:list-style style:name="L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bjia5"/>Name</text:p>
      <text:p text:style-name="P5">Ein neues Bündnis</text:p>
      <text:p text:style-name="P3"><text:bookmark text:name="bjia9"/></text:p>
      <text:p text:style-name="P2"><text:bookmark text:name="bjia11"/>Beschreibung</text:p>
      <text:p text:style-name="P1"><text:bookmark text:name="bjia12"/>Da der Herzog noch mehr Verbündete benötigt, <text:span text:style-name="T1">sollt ihr eine Hochelfin aufsuchen, die durch die hiesigen Ländereien des Herzogs zieht. Sie soll den Herzog beim Kampf gegen die Orks und Dunkelelfen Unterstützung anbieten.</text:span></text:p>
      <text:p text:style-name="P1"><text:bookmark text:name="bjia14"/></text:p>
      <text:p text:style-name="P2"><text:bookmark text:name="bjia16"/>Typ</text:p>
      <text:p text:style-name="P1"><text:bookmark text:name="bjia17"/>Primär</text:p>
      <text:p text:style-name="P1"><text:bookmark text:name="x9n42"/></text:p>
      <text:p text:style-name="P2"><text:bookmark text:name="x9n43"/>Auftraggeber</text:p>
      <text:p text:style-name="P1"><text:bookmark text:name="bjia181"/>Heimrich</text:p>
      <text:p text:style-name="P2"><text:bookmark text:name="v1ic1"/></text:p>
      <text:p text:style-name="P2"><text:bookmark text:name="v1ic2"/>Verlauf</text:p>
      <text:p text:style-name="P6">Die Charaktere finden die Hochelfin am Waldrand und müssen zunächst einen Auftrag mit ihr abschließen. Dieser kann auch vor Erhalt dieses Auftrags schon abgeschlossen werden. Nachdem der Auftrag abgeschlossen wurde und Deranor der Schreckliche besiegt ist. Können sich die Charaktere bei der Hochelfin sammeln und sie um Hilfe bitten.</text:p>
      <text:p text:style-name="P1"><text:bookmark text:name="bjia19"/></text:p>
      <text:p text:style-name="P2"><text:bookmark text:name="bjia21"/>Ziele</text:p>
      <text:list xml:id="list8432179352764031099" text:style-name="L2">
        <text:list-item>
          <text:p text:style-name="P8">Findet die <text:span text:style-name="T2">Hochelfin in Talras.</text:span></text:p>
        </text:list-item>
        <text:list-item>
          <text:p text:style-name="P7"><text:span text:style-name="T3">Überzeugt sie davon sich mit Heimrich dem Herzog zu treffen.</text:span></text:p>
        </text:list-item>
        <text:list-item>
          <text:p text:style-name="P8"><text:bookmark text:name="bjia27"/>Belohnung: <text:span text:style-name="T4">400</text:span> Erfahrung, <text:span text:style-name="T5">200 Goldmünz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lbany" svg:font-family="Albany"/>
    <style:font-face style:name="OpenSymbol" svg:font-family="OpenSymbol"/>
    <style:font-face style:name="Times New Roman" svg:font-family="'Times New Roman'"/>
    <style:font-face style:name="Verdana" svg:font-family="Verdana"/>
    <style:font-face style:name="Times New Roman1"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family="Verdana" fo:font-size="10pt" fo:language="de" fo:country="DE" style:text-underline-style="none" fo:font-weight="normal" style:text-underline-mode="continuous" style:text-overline-mode="continuous" style:text-line-through-mode="continuous" fo:background-color="transparent"/>
    </style:style>
    <style:style style:name="Text_20_body" style:display-name="Text body" style:family="paragraph" style:class="text">
      <style:paragraph-properties fo:margin-left="0cm" fo:margin-right="0cm" fo:margin-top="0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family="Verdana" fo:font-size="10pt" fo:language="de" fo:country="DE" style:text-underline-style="none" fo:font-weight="normal" style:text-underline-mode="continuous" style:text-overline-mode="continuous" style:text-line-through-mode="continuous" fo:background-color="transparent"/>
    </style:style>
    <style:style style:name="List" style:family="paragraph" style:class="list">
      <style:paragraph-properties fo:margin-left="0cm" fo:margin-right="0cm" fo:margin-top="0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family="Verdana" fo:font-size="10pt" fo:language="de" fo:country="DE" style:text-underline-style="none" fo:font-weight="normal" style:text-underline-mode="continuous" style:text-overline-mode="continuous" style:text-line-through-mode="continuous" fo:background-color="transparent"/>
    </style:style>
    <style:style style:name="Sender" style:family="paragraph" style:class="extra">
      <style:paragraph-properties fo:margin-left="0.152cm" fo:margin-right="0.152cm" fo:margin-top="0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family="Verdana" fo:font-size="10pt" fo:language="de" fo:country="DE" fo:font-style="italic" style:text-underline-style="none" fo:font-weight="normal" style:text-underline-mode="continuous" style:text-overline-mode="continuous" style:text-line-through-mode="continuous" fo:background-color="transparent"/>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line-height="100%" fo:text-align="start" style:justify-single-word="false" fo:text-indent="0cm" style:auto-text-indent="false" fo:background-color="transparent" style:border-line-width-bottom="0.002cm 0.035cm 0.002cm" fo:padding="0cm" fo:border-left="none" fo:border-right="none" fo:border-top="none" fo:border-bottom="1.11pt double #808080" style:writing-mode="lr-tb">
        <style:background-image/>
      </style:paragraph-properties>
      <style:text-properties fo:font-variant="normal" fo:text-transform="none" fo:color="#000000" style:text-line-through-style="none" style:text-line-through-type="none" style:font-name="Verdana" fo:font-family="Verdana" fo:font-size="6pt" fo:language="de" fo:country="DE" style:text-underline-style="none" fo:font-weight="normal" style:text-underline-mode="continuous" style:text-overline-mode="continuous" style:text-line-through-mode="continuous" fo:background-color="transparent"/>
    </style:style>
    <style:style style:name="Caption" style:family="paragraph" style:class="extra">
      <style:paragraph-properties fo:margin-left="0.152cm" fo:margin-right="0.152cm" fo:margin-top="0.212cm" fo:margin-bottom="0.212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family="Verdana" fo:font-size="12pt" fo:language="de" fo:country="DE" fo:font-style="italic" style:text-underline-style="none" fo:font-weight="normal" style:text-underline-mode="continuous" style:text-overline-mode="continuous" style:text-line-through-mode="continuous" fo:background-color="transparent"/>
    </style:style>
    <style:style style:name="Footer" style:family="paragraph" style:class="extra">
      <style:paragraph-properties fo:margin-left="0.152cm" fo:margin-right="0.152cm" fo:margin-top="0.152cm" fo:margin-bottom="0.152cm" style:contextual-spacing="false" fo:line-height="100%" fo:text-align="start" style:justify-single-word="false" fo:text-indent="0cm" style:auto-text-indent="false" fo:background-color="transparent" style:writing-mode="lr-tb">
        <style:tab-stops>
          <style:tab-stop style:position="8.498cm" style:type="center"/>
          <style:tab-stop style:position="16.999cm" style:type="right"/>
        </style:tab-stops>
        <style:background-image/>
      </style:paragraph-properties>
      <style:text-properties fo:font-variant="normal" fo:text-transform="none" fo:color="#000000" style:text-line-through-style="none" style:text-line-through-type="none" style:font-name="Verdana" fo:font-family="Verdana" fo:font-size="10pt" fo:language="de" fo:country="DE" style:text-underline-style="none" fo:font-weight="normal" style:text-underline-mode="continuous" style:text-overline-mode="continuous" style:text-line-through-mode="continuous" fo:background-color="transparent"/>
    </style:style>
    <style:style style:name="Table_20_Contents" style:display-name="Table Contents" style:family="paragraph" style:class="extra">
      <style:paragraph-properties fo:margin-left="0cm" fo:margin-right="0cm" fo:margin-top="0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family="Verdana" fo:font-size="10pt" fo:language="de" fo:country="DE" style:text-underline-style="none" fo:font-weight="normal" style:text-underline-mode="continuous" style:text-overline-mode="continuous" style:text-line-through-mode="continuous" fo:background-color="transparent"/>
    </style:style>
    <style:style style:name="Heading" style:family="paragraph" style:next-style-name="Text_20_body" style:class="text">
      <style:paragraph-properties fo:margin-left="0.152cm" fo:margin-right="0.152cm" fo:margin-top="0.423cm" fo:margin-bottom="0.499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lbany" fo:font-family="Albany" fo:font-size="14pt" fo:language="de" fo:country="DE" style:text-underline-style="none" fo:font-weight="normal" style:text-underline-mode="continuous" style:text-overline-mode="continuous" style:text-line-through-mode="continuous" fo:background-color="transparent"/>
    </style:style>
    <style:style style:name="Heading_20_1" style:display-name="Heading 1" style:family="paragraph" style:next-style-name="Text_20_body" style:class="text">
      <style:paragraph-properties fo:margin-left="0.152cm" fo:margin-right="0.152cm" fo:margin-top="0.423cm" fo:margin-bottom="0.499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 fo:font-family="'Times New Roman'" fo:font-size="24pt" fo:language="de" fo:country="DE" style:text-underline-style="none" fo:font-weight="bold" style:text-underline-mode="continuous" style:text-overline-mode="continuous" style:text-line-through-mode="continuous" fo:background-color="transparent"/>
    </style:style>
    <style:style style:name="Header" style:family="paragraph" style:class="extra">
      <style:paragraph-properties fo:margin-left="0.152cm" fo:margin-right="0.152cm" fo:margin-top="0.152cm" fo:margin-bottom="0.152cm" style:contextual-spacing="false" fo:line-height="100%" fo:text-align="start" style:justify-single-word="false" fo:text-indent="0cm" style:auto-text-indent="false" fo:background-color="transparent" style:writing-mode="lr-tb">
        <style:tab-stops>
          <style:tab-stop style:position="8.498cm" style:type="center"/>
          <style:tab-stop style:position="16.999cm" style:type="right"/>
        </style:tab-stops>
        <style:background-image/>
      </style:paragraph-properties>
      <style:text-properties fo:font-variant="normal" fo:text-transform="none" fo:color="#000000" style:text-line-through-style="none" style:text-line-through-type="none" style:font-name="Verdana" fo:font-family="Verdana" fo:font-size="10pt" fo:language="de" fo:country="DE" style:text-underline-style="none" fo:font-weight="normal" style:text-underline-mode="continuous" style:text-overline-mode="continuous" style:text-line-through-mode="continuous" fo:background-color="transparent"/>
    </style:style>
    <style:style style:name="Quotations" style:family="paragraph" style:parent-style-name="Standard" style:class="html">
      <style:paragraph-properties fo:margin-left="1cm" fo:margin-right="1cm" fo:margin-top="0.15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Unbekannt</meta:initial-creator>
    <meta:editing-cycles>13</meta:editing-cycles>
    <dc:date>2015-05-09T16:48:19.271000000</dc:date>
    <meta:creation-date>2008-08-13T14:21:16</meta:creation-date>
    <meta:editing-duration>PT6M1S</meta:editing-duration>
    <meta:document-statistic meta:table-count="0" meta:image-count="0" meta:object-count="0" meta:page-count="1" meta:paragraph-count="14" meta:word-count="116" meta:character-count="761" meta:non-whitespace-character-count="662"/>
  </office:meta>
</office:document-meta>
</file>